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uencaMapping" table:style-name="ta1">
        <table:shapes>
          <draw:frame draw:z-index="0" draw:style-name="gr1" draw:text-style-name="P1" svg:width="159.99mm" svg:height="89.99mm" svg:x="130.77mm" svg:y="25.58mm">
            <draw:object draw:notify-on-update-of-ranges="FrequencaMapping.A2:FrequencaMapping.A87 FrequencaMapping.D1:FrequencaMapping.D1 FrequencaMapping.D2:FrequencaMapping.D8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tep</text:p>
          </table:table-cell>
          <table:table-cell table:style-name="ce1" office:value-type="string" calcext:value-type="string">
            <text:p>Freq in Hz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Freq in Mh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118310" calcext:value-type="float">
            <text:p>38118310</text:p>
          </table:table-cell>
          <table:table-cell/>
          <table:table-cell table:formula="of:=[.B2]/1000000" office:value-type="float" office:value="38.11831" calcext:value-type="float">
            <text:p>38,118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136698" calcext:value-type="float">
            <text:p>38136698</text:p>
          </table:table-cell>
          <table:table-cell table:formula="of:=[.B3]-[.B2]" office:value-type="float" office:value="18388" calcext:value-type="float">
            <text:p>18388</text:p>
          </table:table-cell>
          <table:table-cell table:formula="of:=[.B3]/1000000" office:value-type="float" office:value="38.136698" calcext:value-type="float">
            <text:p>38,1366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240854" calcext:value-type="float">
            <text:p>38240854</text:p>
          </table:table-cell>
          <table:table-cell table:formula="of:=[.B4]-[.B3]" office:value-type="float" office:value="104156" calcext:value-type="float">
            <text:p>104156</text:p>
          </table:table-cell>
          <table:table-cell table:formula="of:=[.B4]/1000000" office:value-type="float" office:value="38.240854" calcext:value-type="float">
            <text:p>38,2408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8228836" calcext:value-type="float">
            <text:p>38228836</text:p>
          </table:table-cell>
          <table:table-cell table:formula="of:=[.B5]-[.B4]" office:value-type="float" office:value="-12018" calcext:value-type="float">
            <text:p>-12018</text:p>
          </table:table-cell>
          <table:table-cell table:formula="of:=[.B5]/1000000" office:value-type="float" office:value="38.228836" calcext:value-type="float">
            <text:p>38,22883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7767360" calcext:value-type="float">
            <text:p>37767360</text:p>
          </table:table-cell>
          <table:table-cell table:formula="of:=[.B6]-[.B5]" office:value-type="float" office:value="-461476" calcext:value-type="float">
            <text:p>-461476</text:p>
          </table:table-cell>
          <table:table-cell table:formula="of:=[.B6]/1000000" office:value-type="float" office:value="37.76736" calcext:value-type="float">
            <text:p>37,767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733098" calcext:value-type="float">
            <text:p>35733098</text:p>
          </table:table-cell>
          <table:table-cell table:formula="of:=[.B7]-[.B6]" office:value-type="float" office:value="-2034262" calcext:value-type="float">
            <text:p>-2034262</text:p>
          </table:table-cell>
          <table:table-cell table:formula="of:=[.B7]/1000000" office:value-type="float" office:value="35.733098" calcext:value-type="float">
            <text:p>35,73309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5701050" calcext:value-type="float">
            <text:p>35701050</text:p>
          </table:table-cell>
          <table:table-cell table:formula="of:=[.B8]-[.B7]" office:value-type="float" office:value="-32048" calcext:value-type="float">
            <text:p>-32048</text:p>
          </table:table-cell>
          <table:table-cell table:formula="of:=[.B8]/1000000" office:value-type="float" office:value="35.70105" calcext:value-type="float">
            <text:p>35,7010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4486600" calcext:value-type="float">
            <text:p>34486600</text:p>
          </table:table-cell>
          <table:table-cell table:formula="of:=[.B9]-[.B8]" office:value-type="float" office:value="-1214450" calcext:value-type="float">
            <text:p>-1214450</text:p>
          </table:table-cell>
          <table:table-cell table:formula="of:=[.B9]/1000000" office:value-type="float" office:value="34.4866" calcext:value-type="float">
            <text:p>34,486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3232190" calcext:value-type="float">
            <text:p>33232190</text:p>
          </table:table-cell>
          <table:table-cell table:formula="of:=[.B10]-[.B9]" office:value-type="float" office:value="-1254410" calcext:value-type="float">
            <text:p>-1254410</text:p>
          </table:table-cell>
          <table:table-cell table:formula="of:=[.B10]/1000000" office:value-type="float" office:value="33.23219" calcext:value-type="float">
            <text:p>33,2321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2066825" calcext:value-type="float">
            <text:p>32066825</text:p>
          </table:table-cell>
          <table:table-cell table:formula="of:=[.B11]-[.B10]" office:value-type="float" office:value="-1165365" calcext:value-type="float">
            <text:p>-1165365</text:p>
          </table:table-cell>
          <table:table-cell table:formula="of:=[.B11]/1000000" office:value-type="float" office:value="32.066825" calcext:value-type="float">
            <text:p>32,0668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848925" calcext:value-type="float">
            <text:p>30848925</text:p>
          </table:table-cell>
          <table:table-cell table:formula="of:=[.B12]-[.B11]" office:value-type="float" office:value="-1217900" calcext:value-type="float">
            <text:p>-1217900</text:p>
          </table:table-cell>
          <table:table-cell table:formula="of:=[.B12]/1000000" office:value-type="float" office:value="30.848925" calcext:value-type="float">
            <text:p>30,8489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9903450" calcext:value-type="float">
            <text:p>29903450</text:p>
          </table:table-cell>
          <table:table-cell table:formula="of:=[.B13]-[.B12]" office:value-type="float" office:value="-945475" calcext:value-type="float">
            <text:p>-945475</text:p>
          </table:table-cell>
          <table:table-cell table:formula="of:=[.B13]/1000000" office:value-type="float" office:value="29.90345" calcext:value-type="float">
            <text:p>29,903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8909900" calcext:value-type="float">
            <text:p>28909900</text:p>
          </table:table-cell>
          <table:table-cell table:formula="of:=[.B14]-[.B13]" office:value-type="float" office:value="-993550" calcext:value-type="float">
            <text:p>-993550</text:p>
          </table:table-cell>
          <table:table-cell table:formula="of:=[.B14]/1000000" office:value-type="float" office:value="28.9099" calcext:value-type="float">
            <text:p>28,909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7980450" calcext:value-type="float">
            <text:p>27980450</text:p>
          </table:table-cell>
          <table:table-cell table:formula="of:=[.B15]-[.B14]" office:value-type="float" office:value="-929450" calcext:value-type="float">
            <text:p>-929450</text:p>
          </table:table-cell>
          <table:table-cell table:formula="of:=[.B15]/1000000" office:value-type="float" office:value="27.98045" calcext:value-type="float">
            <text:p>27,9804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7018950" calcext:value-type="float">
            <text:p>27018950</text:p>
          </table:table-cell>
          <table:table-cell table:formula="of:=[.B16]-[.B15]" office:value-type="float" office:value="-961500" calcext:value-type="float">
            <text:p>-961500</text:p>
          </table:table-cell>
          <table:table-cell table:formula="of:=[.B16]/1000000" office:value-type="float" office:value="27.01895" calcext:value-type="float">
            <text:p>27,0189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6121550" calcext:value-type="float">
            <text:p>26121550</text:p>
          </table:table-cell>
          <table:table-cell table:formula="of:=[.B17]-[.B16]" office:value-type="float" office:value="-897400" calcext:value-type="float">
            <text:p>-897400</text:p>
          </table:table-cell>
          <table:table-cell table:formula="of:=[.B17]/1000000" office:value-type="float" office:value="26.12155" calcext:value-type="float">
            <text:p>26,1215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5253660" calcext:value-type="float">
            <text:p>25253660</text:p>
          </table:table-cell>
          <table:table-cell table:formula="of:=[.B18]-[.B17]" office:value-type="float" office:value="-867890" calcext:value-type="float">
            <text:p>-867890</text:p>
          </table:table-cell>
          <table:table-cell table:formula="of:=[.B18]/1000000" office:value-type="float" office:value="25.25366" calcext:value-type="float">
            <text:p>25,2536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4406875" calcext:value-type="float">
            <text:p>24406875</text:p>
          </table:table-cell>
          <table:table-cell table:formula="of:=[.B19]-[.B18]" office:value-type="float" office:value="-846785" calcext:value-type="float">
            <text:p>-846785</text:p>
          </table:table-cell>
          <table:table-cell table:formula="of:=[.B19]/1000000" office:value-type="float" office:value="24.406875" calcext:value-type="float">
            <text:p>24,40687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3589600" calcext:value-type="float">
            <text:p>23589600</text:p>
          </table:table-cell>
          <table:table-cell table:formula="of:=[.B20]-[.B19]" office:value-type="float" office:value="-817275" calcext:value-type="float">
            <text:p>-817275</text:p>
          </table:table-cell>
          <table:table-cell table:formula="of:=[.B20]/1000000" office:value-type="float" office:value="23.5896" calcext:value-type="float">
            <text:p>23,589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2788350" calcext:value-type="float">
            <text:p>22788350</text:p>
          </table:table-cell>
          <table:table-cell table:formula="of:=[.B21]-[.B20]" office:value-type="float" office:value="-801250" calcext:value-type="float">
            <text:p>-801250</text:p>
          </table:table-cell>
          <table:table-cell table:formula="of:=[.B21]/1000000" office:value-type="float" office:value="22.78835" calcext:value-type="float">
            <text:p>22,788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978230" calcext:value-type="float">
            <text:p>21978230</text:p>
          </table:table-cell>
          <table:table-cell table:formula="of:=[.B22]-[.B21]" office:value-type="float" office:value="-810120" calcext:value-type="float">
            <text:p>-810120</text:p>
          </table:table-cell>
          <table:table-cell table:formula="of:=[.B22]/1000000" office:value-type="float" office:value="21.97823" calcext:value-type="float">
            <text:p>21,9782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1217900" calcext:value-type="float">
            <text:p>21217900</text:p>
          </table:table-cell>
          <table:table-cell table:formula="of:=[.B23]-[.B22]" office:value-type="float" office:value="-760330" calcext:value-type="float">
            <text:p>-760330</text:p>
          </table:table-cell>
          <table:table-cell table:formula="of:=[.B23]/1000000" office:value-type="float" office:value="21.2179" calcext:value-type="float">
            <text:p>21,217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544850" calcext:value-type="float">
            <text:p>20544850</text:p>
          </table:table-cell>
          <table:table-cell table:formula="of:=[.B24]-[.B23]" office:value-type="float" office:value="-673050" calcext:value-type="float">
            <text:p>-673050</text:p>
          </table:table-cell>
          <table:table-cell table:formula="of:=[.B24]/1000000" office:value-type="float" office:value="20.54485" calcext:value-type="float">
            <text:p>20,5448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879618" calcext:value-type="float">
            <text:p>19879618</text:p>
          </table:table-cell>
          <table:table-cell table:formula="of:=[.B25]-[.B24]" office:value-type="float" office:value="-665232" calcext:value-type="float">
            <text:p>-665232</text:p>
          </table:table-cell>
          <table:table-cell table:formula="of:=[.B25]/1000000" office:value-type="float" office:value="19.879618" calcext:value-type="float">
            <text:p>19,87961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9264170" calcext:value-type="float">
            <text:p>19264170</text:p>
          </table:table-cell>
          <table:table-cell table:formula="of:=[.B26]-[.B25]" office:value-type="float" office:value="-615448" calcext:value-type="float">
            <text:p>-615448</text:p>
          </table:table-cell>
          <table:table-cell table:formula="of:=[.B26]/1000000" office:value-type="float" office:value="19.26417" calcext:value-type="float">
            <text:p>19,2641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8689737" calcext:value-type="float">
            <text:p>18689737</text:p>
          </table:table-cell>
          <table:table-cell table:formula="of:=[.B27]-[.B26]" office:value-type="float" office:value="-574433" calcext:value-type="float">
            <text:p>-574433</text:p>
          </table:table-cell>
          <table:table-cell table:formula="of:=[.B27]/1000000" office:value-type="float" office:value="18.689737" calcext:value-type="float">
            <text:p>18,68973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8100806" calcext:value-type="float">
            <text:p>18100806</text:p>
          </table:table-cell>
          <table:table-cell table:formula="of:=[.B28]-[.B27]" office:value-type="float" office:value="-588931" calcext:value-type="float">
            <text:p>-588931</text:p>
          </table:table-cell>
          <table:table-cell table:formula="of:=[.B28]/1000000" office:value-type="float" office:value="18.100806" calcext:value-type="float">
            <text:p>18,10080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7547932" calcext:value-type="float">
            <text:p>17547932</text:p>
          </table:table-cell>
          <table:table-cell table:formula="of:=[.B29]-[.B28]" office:value-type="float" office:value="-552874" calcext:value-type="float">
            <text:p>-552874</text:p>
          </table:table-cell>
          <table:table-cell table:formula="of:=[.B29]/1000000" office:value-type="float" office:value="17.547932" calcext:value-type="float">
            <text:p>17,54793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7026524" calcext:value-type="float">
            <text:p>17026524</text:p>
          </table:table-cell>
          <table:table-cell table:formula="of:=[.B30]-[.B29]" office:value-type="float" office:value="-521408" calcext:value-type="float">
            <text:p>-521408</text:p>
          </table:table-cell>
          <table:table-cell table:formula="of:=[.B30]/1000000" office:value-type="float" office:value="17.026524" calcext:value-type="float">
            <text:p>17,02652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105652" calcext:value-type="float">
            <text:p>16105652</text:p>
          </table:table-cell>
          <table:table-cell table:formula="of:=[.B31]-[.B30]" office:value-type="float" office:value="-920872" calcext:value-type="float">
            <text:p>-920872</text:p>
          </table:table-cell>
          <table:table-cell table:formula="of:=[.B31]/1000000" office:value-type="float" office:value="16.105652" calcext:value-type="float">
            <text:p>16,10565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093633" calcext:value-type="float">
            <text:p>16093633</text:p>
          </table:table-cell>
          <table:table-cell table:formula="of:=[.B32]-[.B31]" office:value-type="float" office:value="-12019" calcext:value-type="float">
            <text:p>-12019</text:p>
          </table:table-cell>
          <table:table-cell table:formula="of:=[.B32]/1000000" office:value-type="float" office:value="16.093633" calcext:value-type="float">
            <text:p>16,09363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672968" calcext:value-type="float">
            <text:p>15672968</text:p>
          </table:table-cell>
          <table:table-cell table:formula="of:=[.B33]-[.B32]" office:value-type="float" office:value="-420665" calcext:value-type="float">
            <text:p>-420665</text:p>
          </table:table-cell>
          <table:table-cell table:formula="of:=[.B33]/1000000" office:value-type="float" office:value="15.672968" calcext:value-type="float">
            <text:p>15,67296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5239848" calcext:value-type="float">
            <text:p>15239848</text:p>
          </table:table-cell>
          <table:table-cell table:formula="of:=[.B34]-[.B33]" office:value-type="float" office:value="-433120" calcext:value-type="float">
            <text:p>-433120</text:p>
          </table:table-cell>
          <table:table-cell table:formula="of:=[.B34]/1000000" office:value-type="float" office:value="15.239848" calcext:value-type="float">
            <text:p>15,23984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4837820" calcext:value-type="float">
            <text:p>14837820</text:p>
          </table:table-cell>
          <table:table-cell table:formula="of:=[.B35]-[.B34]" office:value-type="float" office:value="-402028" calcext:value-type="float">
            <text:p>-402028</text:p>
          </table:table-cell>
          <table:table-cell table:formula="of:=[.B35]/1000000" office:value-type="float" office:value="14.83782" calcext:value-type="float">
            <text:p>14,8378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4449500" calcext:value-type="float">
            <text:p>14449500</text:p>
          </table:table-cell>
          <table:table-cell table:formula="of:=[.B36]-[.B35]" office:value-type="float" office:value="-388320" calcext:value-type="float">
            <text:p>-388320</text:p>
          </table:table-cell>
          <table:table-cell table:formula="of:=[.B36]/1000000" office:value-type="float" office:value="14.4495" calcext:value-type="float">
            <text:p>14,449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4077360" calcext:value-type="float">
            <text:p>14077360</text:p>
          </table:table-cell>
          <table:table-cell table:formula="of:=[.B37]-[.B36]" office:value-type="float" office:value="-372140" calcext:value-type="float">
            <text:p>-372140</text:p>
          </table:table-cell>
          <table:table-cell table:formula="of:=[.B37]/1000000" office:value-type="float" office:value="14.07736" calcext:value-type="float">
            <text:p>14,0773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3397088" calcext:value-type="float">
            <text:p>13397088</text:p>
          </table:table-cell>
          <table:table-cell table:formula="of:=[.B38]-[.B37]" office:value-type="float" office:value="-680272" calcext:value-type="float">
            <text:p>-680272</text:p>
          </table:table-cell>
          <table:table-cell table:formula="of:=[.B38]/1000000" office:value-type="float" office:value="13.397088" calcext:value-type="float">
            <text:p>13,39708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3422070" calcext:value-type="float">
            <text:p>13422070</text:p>
          </table:table-cell>
          <table:table-cell table:formula="of:=[.B39]-[.B38]" office:value-type="float" office:value="24982" calcext:value-type="float">
            <text:p>24982</text:p>
          </table:table-cell>
          <table:table-cell table:formula="of:=[.B39]/1000000" office:value-type="float" office:value="13.42207" calcext:value-type="float">
            <text:p>13,4220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3114650" calcext:value-type="float">
            <text:p>13114650</text:p>
          </table:table-cell>
          <table:table-cell table:formula="of:=[.B40]-[.B39]" office:value-type="float" office:value="-307420" calcext:value-type="float">
            <text:p>-307420</text:p>
          </table:table-cell>
          <table:table-cell table:formula="of:=[.B40]/1000000" office:value-type="float" office:value="13.11465" calcext:value-type="float">
            <text:p>13,1146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2823410" calcext:value-type="float">
            <text:p>12823410</text:p>
          </table:table-cell>
          <table:table-cell table:formula="of:=[.B41]-[.B40]" office:value-type="float" office:value="-291240" calcext:value-type="float">
            <text:p>-291240</text:p>
          </table:table-cell>
          <table:table-cell table:formula="of:=[.B41]/1000000" office:value-type="float" office:value="12.82341" calcext:value-type="float">
            <text:p>12,8234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531792" calcext:value-type="float">
            <text:p>12531792</text:p>
          </table:table-cell>
          <table:table-cell table:formula="of:=[.B42]-[.B41]" office:value-type="float" office:value="-291618" calcext:value-type="float">
            <text:p>-291618</text:p>
          </table:table-cell>
          <table:table-cell table:formula="of:=[.B42]/1000000" office:value-type="float" office:value="12.531792" calcext:value-type="float">
            <text:p>12,53179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2257110" calcext:value-type="float">
            <text:p>12257110</text:p>
          </table:table-cell>
          <table:table-cell table:formula="of:=[.B43]-[.B42]" office:value-type="float" office:value="-274682" calcext:value-type="float">
            <text:p>-274682</text:p>
          </table:table-cell>
          <table:table-cell table:formula="of:=[.B43]/1000000" office:value-type="float" office:value="12.25711" calcext:value-type="float">
            <text:p>12,2571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2014410" calcext:value-type="float">
            <text:p>12014410</text:p>
          </table:table-cell>
          <table:table-cell table:formula="of:=[.B44]-[.B43]" office:value-type="float" office:value="-242700" calcext:value-type="float">
            <text:p>-242700</text:p>
          </table:table-cell>
          <table:table-cell table:formula="of:=[.B44]/1000000" office:value-type="float" office:value="12.01441" calcext:value-type="float">
            <text:p>12,01441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1795980" calcext:value-type="float">
            <text:p>11795980</text:p>
          </table:table-cell>
          <table:table-cell table:formula="of:=[.B45]-[.B44]" office:value-type="float" office:value="-218430" calcext:value-type="float">
            <text:p>-218430</text:p>
          </table:table-cell>
          <table:table-cell table:formula="of:=[.B45]/1000000" office:value-type="float" office:value="11.79598" calcext:value-type="float">
            <text:p>11,7959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1562340" calcext:value-type="float">
            <text:p>11562340</text:p>
          </table:table-cell>
          <table:table-cell table:formula="of:=[.B46]-[.B45]" office:value-type="float" office:value="-233640" calcext:value-type="float">
            <text:p>-233640</text:p>
          </table:table-cell>
          <table:table-cell table:formula="of:=[.B46]/1000000" office:value-type="float" office:value="11.56234" calcext:value-type="float">
            <text:p>11,5623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1338895" calcext:value-type="float">
            <text:p>11338895</text:p>
          </table:table-cell>
          <table:table-cell table:formula="of:=[.B47]-[.B46]" office:value-type="float" office:value="-223445" calcext:value-type="float">
            <text:p>-223445</text:p>
          </table:table-cell>
          <table:table-cell table:formula="of:=[.B47]/1000000" office:value-type="float" office:value="11.338895" calcext:value-type="float">
            <text:p>11,33889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1112375" calcext:value-type="float">
            <text:p>11112375</text:p>
          </table:table-cell>
          <table:table-cell table:formula="of:=[.B48]-[.B47]" office:value-type="float" office:value="-226520" calcext:value-type="float">
            <text:p>-226520</text:p>
          </table:table-cell>
          <table:table-cell table:formula="of:=[.B48]/1000000" office:value-type="float" office:value="11.112375" calcext:value-type="float">
            <text:p>11,11237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0893945" calcext:value-type="float">
            <text:p>10893945</text:p>
          </table:table-cell>
          <table:table-cell table:formula="of:=[.B49]-[.B48]" office:value-type="float" office:value="-218430" calcext:value-type="float">
            <text:p>-218430</text:p>
          </table:table-cell>
          <table:table-cell table:formula="of:=[.B49]/1000000" office:value-type="float" office:value="10.893945" calcext:value-type="float">
            <text:p>10,89394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689032" calcext:value-type="float">
            <text:p>10689032</text:p>
          </table:table-cell>
          <table:table-cell table:formula="of:=[.B50]-[.B49]" office:value-type="float" office:value="-204913" calcext:value-type="float">
            <text:p>-204913</text:p>
          </table:table-cell>
          <table:table-cell table:formula="of:=[.B50]/1000000" office:value-type="float" office:value="10.689032" calcext:value-type="float">
            <text:p>10,68903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0488408" calcext:value-type="float">
            <text:p>10488408</text:p>
          </table:table-cell>
          <table:table-cell table:formula="of:=[.B51]-[.B50]" office:value-type="float" office:value="-200624" calcext:value-type="float">
            <text:p>-200624</text:p>
          </table:table-cell>
          <table:table-cell table:formula="of:=[.B51]/1000000" office:value-type="float" office:value="10.488408" calcext:value-type="float">
            <text:p>10,488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287776" calcext:value-type="float">
            <text:p>10287776</text:p>
          </table:table-cell>
          <table:table-cell table:formula="of:=[.B52]-[.B51]" office:value-type="float" office:value="-200632" calcext:value-type="float">
            <text:p>-200632</text:p>
          </table:table-cell>
          <table:table-cell table:formula="of:=[.B52]/1000000" office:value-type="float" office:value="10.287776" calcext:value-type="float">
            <text:p>10,287776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0100088" calcext:value-type="float">
            <text:p>10100088</text:p>
          </table:table-cell>
          <table:table-cell table:formula="of:=[.B53]-[.B52]" office:value-type="float" office:value="-187688" calcext:value-type="float">
            <text:p>-187688</text:p>
          </table:table-cell>
          <table:table-cell table:formula="of:=[.B53]/1000000" office:value-type="float" office:value="10.100088" calcext:value-type="float">
            <text:p>10,100088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9922720" calcext:value-type="float">
            <text:p>9922720</text:p>
          </table:table-cell>
          <table:table-cell table:formula="of:=[.B54]-[.B53]" office:value-type="float" office:value="-177368" calcext:value-type="float">
            <text:p>-177368</text:p>
          </table:table-cell>
          <table:table-cell table:formula="of:=[.B54]/1000000" office:value-type="float" office:value="9.92272" calcext:value-type="float">
            <text:p>9,92272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9757072" calcext:value-type="float">
            <text:p>9757072</text:p>
          </table:table-cell>
          <table:table-cell table:formula="of:=[.B55]-[.B54]" office:value-type="float" office:value="-165648" calcext:value-type="float">
            <text:p>-165648</text:p>
          </table:table-cell>
          <table:table-cell table:formula="of:=[.B55]/1000000" office:value-type="float" office:value="9.757072" calcext:value-type="float">
            <text:p>9,757072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9595272" calcext:value-type="float">
            <text:p>9595272</text:p>
          </table:table-cell>
          <table:table-cell table:formula="of:=[.B56]-[.B55]" office:value-type="float" office:value="-161800" calcext:value-type="float">
            <text:p>-161800</text:p>
          </table:table-cell>
          <table:table-cell table:formula="of:=[.B56]/1000000" office:value-type="float" office:value="9.595272" calcext:value-type="float">
            <text:p>9,595272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9433472" calcext:value-type="float">
            <text:p>9433472</text:p>
          </table:table-cell>
          <table:table-cell table:formula="of:=[.B57]-[.B56]" office:value-type="float" office:value="-161800" calcext:value-type="float">
            <text:p>-161800</text:p>
          </table:table-cell>
          <table:table-cell table:formula="of:=[.B57]/1000000" office:value-type="float" office:value="9.433472" calcext:value-type="float">
            <text:p>9,433472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9268900" calcext:value-type="float">
            <text:p>9268900</text:p>
          </table:table-cell>
          <table:table-cell table:formula="of:=[.B58]-[.B57]" office:value-type="float" office:value="-164572" calcext:value-type="float">
            <text:p>-164572</text:p>
          </table:table-cell>
          <table:table-cell table:formula="of:=[.B58]/1000000" office:value-type="float" office:value="9.2689" calcext:value-type="float">
            <text:p>9,2689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9132100" calcext:value-type="float">
            <text:p>9132100</text:p>
          </table:table-cell>
          <table:table-cell table:formula="of:=[.B59]-[.B58]" office:value-type="float" office:value="-136800" calcext:value-type="float">
            <text:p>-136800</text:p>
          </table:table-cell>
          <table:table-cell table:formula="of:=[.B59]/1000000" office:value-type="float" office:value="9.1321" calcext:value-type="float">
            <text:p>9,1321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8987200" calcext:value-type="float">
            <text:p>8987200</text:p>
          </table:table-cell>
          <table:table-cell table:formula="of:=[.B60]-[.B59]" office:value-type="float" office:value="-144900" calcext:value-type="float">
            <text:p>-144900</text:p>
          </table:table-cell>
          <table:table-cell table:formula="of:=[.B60]/1000000" office:value-type="float" office:value="8.9872" calcext:value-type="float">
            <text:p>8,9872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8858400" calcext:value-type="float">
            <text:p>8858400</text:p>
          </table:table-cell>
          <table:table-cell table:formula="of:=[.B61]-[.B60]" office:value-type="float" office:value="-128800" calcext:value-type="float">
            <text:p>-128800</text:p>
          </table:table-cell>
          <table:table-cell table:formula="of:=[.B61]/1000000" office:value-type="float" office:value="8.8584" calcext:value-type="float">
            <text:p>8,858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8730192" calcext:value-type="float">
            <text:p>8730192</text:p>
          </table:table-cell>
          <table:table-cell table:formula="of:=[.B62]-[.B61]" office:value-type="float" office:value="-128208" calcext:value-type="float">
            <text:p>-128208</text:p>
          </table:table-cell>
          <table:table-cell table:formula="of:=[.B62]/1000000" office:value-type="float" office:value="8.730192" calcext:value-type="float">
            <text:p>8,730192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8584700" calcext:value-type="float">
            <text:p>8584700</text:p>
          </table:table-cell>
          <table:table-cell table:formula="of:=[.B63]-[.B62]" office:value-type="float" office:value="-145492" calcext:value-type="float">
            <text:p>-145492</text:p>
          </table:table-cell>
          <table:table-cell table:formula="of:=[.B63]/1000000" office:value-type="float" office:value="8.5847" calcext:value-type="float">
            <text:p>8,5847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8472000" calcext:value-type="float">
            <text:p>8472000</text:p>
          </table:table-cell>
          <table:table-cell table:formula="of:=[.B64]-[.B63]" office:value-type="float" office:value="-112700" calcext:value-type="float">
            <text:p>-112700</text:p>
          </table:table-cell>
          <table:table-cell table:formula="of:=[.B64]/1000000" office:value-type="float" office:value="8.472" calcext:value-type="float">
            <text:p>8,472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8343200" calcext:value-type="float">
            <text:p>8343200</text:p>
          </table:table-cell>
          <table:table-cell table:formula="of:=[.B65]-[.B64]" office:value-type="float" office:value="-128800" calcext:value-type="float">
            <text:p>-128800</text:p>
          </table:table-cell>
          <table:table-cell table:formula="of:=[.B65]/1000000" office:value-type="float" office:value="8.3432" calcext:value-type="float">
            <text:p>8,343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8211000" calcext:value-type="float">
            <text:p>8211000</text:p>
          </table:table-cell>
          <table:table-cell table:formula="of:=[.B66]-[.B65]" office:value-type="float" office:value="-132200" calcext:value-type="float">
            <text:p>-132200</text:p>
          </table:table-cell>
          <table:table-cell table:formula="of:=[.B66]/1000000" office:value-type="float" office:value="8.211" calcext:value-type="float">
            <text:p>8,211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8117800" calcext:value-type="float">
            <text:p>8117800</text:p>
          </table:table-cell>
          <table:table-cell table:formula="of:=[.B67]-[.B66]" office:value-type="float" office:value="-93200" calcext:value-type="float">
            <text:p>-93200</text:p>
          </table:table-cell>
          <table:table-cell table:formula="of:=[.B67]/1000000" office:value-type="float" office:value="8.1178" calcext:value-type="float">
            <text:p>8,1178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8021200" calcext:value-type="float">
            <text:p>8021200</text:p>
          </table:table-cell>
          <table:table-cell table:formula="of:=[.B68]-[.B67]" office:value-type="float" office:value="-96600" calcext:value-type="float">
            <text:p>-96600</text:p>
          </table:table-cell>
          <table:table-cell table:formula="of:=[.B68]/1000000" office:value-type="float" office:value="8.0212" calcext:value-type="float">
            <text:p>8,0212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7924793" calcext:value-type="float">
            <text:p>7924793</text:p>
          </table:table-cell>
          <table:table-cell table:formula="of:=[.B69]-[.B68]" office:value-type="float" office:value="-96407" calcext:value-type="float">
            <text:p>-96407</text:p>
          </table:table-cell>
          <table:table-cell table:formula="of:=[.B69]/1000000" office:value-type="float" office:value="7.924793" calcext:value-type="float">
            <text:p>7,924793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7814395" calcext:value-type="float">
            <text:p>7814395</text:p>
          </table:table-cell>
          <table:table-cell table:formula="of:=[.B70]-[.B69]" office:value-type="float" office:value="-110398" calcext:value-type="float">
            <text:p>-110398</text:p>
          </table:table-cell>
          <table:table-cell table:formula="of:=[.B70]/1000000" office:value-type="float" office:value="7.814395" calcext:value-type="float">
            <text:p>7,814395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7724568" calcext:value-type="float">
            <text:p>7724568</text:p>
          </table:table-cell>
          <table:table-cell table:formula="of:=[.B71]-[.B70]" office:value-type="float" office:value="-89827" calcext:value-type="float">
            <text:p>-89827</text:p>
          </table:table-cell>
          <table:table-cell table:formula="of:=[.B71]/1000000" office:value-type="float" office:value="7.724568" calcext:value-type="float">
            <text:p>7,72456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7636469" calcext:value-type="float">
            <text:p>7636469</text:p>
          </table:table-cell>
          <table:table-cell table:formula="of:=[.B72]-[.B71]" office:value-type="float" office:value="-88099" calcext:value-type="float">
            <text:p>-88099</text:p>
          </table:table-cell>
          <table:table-cell table:formula="of:=[.B72]/1000000" office:value-type="float" office:value="7.636469" calcext:value-type="float">
            <text:p>7,636469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7548370" calcext:value-type="float">
            <text:p>7548370</text:p>
          </table:table-cell>
          <table:table-cell table:formula="of:=[.B73]-[.B72]" office:value-type="float" office:value="-88099" calcext:value-type="float">
            <text:p>-88099</text:p>
          </table:table-cell>
          <table:table-cell table:formula="of:=[.B73]/1000000" office:value-type="float" office:value="7.54837" calcext:value-type="float">
            <text:p>7,54837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368108" calcext:value-type="float">
            <text:p>7368108</text:p>
          </table:table-cell>
          <table:table-cell table:formula="of:=[.B74]-[.B73]" office:value-type="float" office:value="-180262" calcext:value-type="float">
            <text:p>-180262</text:p>
          </table:table-cell>
          <table:table-cell table:formula="of:=[.B74]/1000000" office:value-type="float" office:value="7.368108" calcext:value-type="float">
            <text:p>7,368108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7372172" calcext:value-type="float">
            <text:p>7372172</text:p>
          </table:table-cell>
          <table:table-cell table:formula="of:=[.B75]-[.B74]" office:value-type="float" office:value="4064" calcext:value-type="float">
            <text:p>4064</text:p>
          </table:table-cell>
          <table:table-cell table:formula="of:=[.B75]/1000000" office:value-type="float" office:value="7.372172" calcext:value-type="float">
            <text:p>7,372172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7300091" calcext:value-type="float">
            <text:p>7300091</text:p>
          </table:table-cell>
          <table:table-cell table:formula="of:=[.B76]-[.B75]" office:value-type="float" office:value="-72081" calcext:value-type="float">
            <text:p>-72081</text:p>
          </table:table-cell>
          <table:table-cell table:formula="of:=[.B76]/1000000" office:value-type="float" office:value="7.300091" calcext:value-type="float">
            <text:p>7,30009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7220001" calcext:value-type="float">
            <text:p>7220001</text:p>
          </table:table-cell>
          <table:table-cell table:formula="of:=[.B77]-[.B76]" office:value-type="float" office:value="-80090" calcext:value-type="float">
            <text:p>-80090</text:p>
          </table:table-cell>
          <table:table-cell table:formula="of:=[.B77]/1000000" office:value-type="float" office:value="7.220001" calcext:value-type="float">
            <text:p>7,220001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7135818" calcext:value-type="float">
            <text:p>7135818</text:p>
          </table:table-cell>
          <table:table-cell table:formula="of:=[.B78]-[.B77]" office:value-type="float" office:value="-84183" calcext:value-type="float">
            <text:p>-84183</text:p>
          </table:table-cell>
          <table:table-cell table:formula="of:=[.B78]/1000000" office:value-type="float" office:value="7.135818" calcext:value-type="float">
            <text:p>7,135818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7067830" calcext:value-type="float">
            <text:p>7067830</text:p>
          </table:table-cell>
          <table:table-cell table:formula="of:=[.B79]-[.B78]" office:value-type="float" office:value="-67988" calcext:value-type="float">
            <text:p>-67988</text:p>
          </table:table-cell>
          <table:table-cell table:formula="of:=[.B79]/1000000" office:value-type="float" office:value="7.06783" calcext:value-type="float">
            <text:p>7,06783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6995749" calcext:value-type="float">
            <text:p>6995749</text:p>
          </table:table-cell>
          <table:table-cell table:formula="of:=[.B80]-[.B79]" office:value-type="float" office:value="-72081" calcext:value-type="float">
            <text:p>-72081</text:p>
          </table:table-cell>
          <table:table-cell table:formula="of:=[.B80]/1000000" office:value-type="float" office:value="6.995749" calcext:value-type="float">
            <text:p>6,995749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6923668" calcext:value-type="float">
            <text:p>6923668</text:p>
          </table:table-cell>
          <table:table-cell table:formula="of:=[.B81]-[.B80]" office:value-type="float" office:value="-72081" calcext:value-type="float">
            <text:p>-72081</text:p>
          </table:table-cell>
          <table:table-cell table:formula="of:=[.B81]/1000000" office:value-type="float" office:value="6.923668" calcext:value-type="float">
            <text:p>6,92366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857070" calcext:value-type="float">
            <text:p>6857070</text:p>
          </table:table-cell>
          <table:table-cell table:formula="of:=[.B82]-[.B81]" office:value-type="float" office:value="-66598" calcext:value-type="float">
            <text:p>-66598</text:p>
          </table:table-cell>
          <table:table-cell table:formula="of:=[.B82]/1000000" office:value-type="float" office:value="6.85707" calcext:value-type="float">
            <text:p>6,85707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6795524" calcext:value-type="float">
            <text:p>6795524</text:p>
          </table:table-cell>
          <table:table-cell table:formula="of:=[.B83]-[.B82]" office:value-type="float" office:value="-61546" calcext:value-type="float">
            <text:p>-61546</text:p>
          </table:table-cell>
          <table:table-cell table:formula="of:=[.B83]/1000000" office:value-type="float" office:value="6.795524" calcext:value-type="float">
            <text:p>6,795524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6731452" calcext:value-type="float">
            <text:p>6731452</text:p>
          </table:table-cell>
          <table:table-cell table:formula="of:=[.B84]-[.B83]" office:value-type="float" office:value="-64072" calcext:value-type="float">
            <text:p>-64072</text:p>
          </table:table-cell>
          <table:table-cell table:formula="of:=[.B84]/1000000" office:value-type="float" office:value="6.731452" calcext:value-type="float">
            <text:p>6,731452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6675389" calcext:value-type="float">
            <text:p>6675389</text:p>
          </table:table-cell>
          <table:table-cell table:formula="of:=[.B85]-[.B84]" office:value-type="float" office:value="-56063" calcext:value-type="float">
            <text:p>-56063</text:p>
          </table:table-cell>
          <table:table-cell table:formula="of:=[.B85]/1000000" office:value-type="float" office:value="6.675389" calcext:value-type="float">
            <text:p>6,675389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6615168" calcext:value-type="float">
            <text:p>6615168</text:p>
          </table:table-cell>
          <table:table-cell table:formula="of:=[.B86]-[.B85]" office:value-type="float" office:value="-60221" calcext:value-type="float">
            <text:p>-60221</text:p>
          </table:table-cell>
          <table:table-cell table:formula="of:=[.B86]/1000000" office:value-type="float" office:value="6.615168" calcext:value-type="float">
            <text:p>6,615168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6594342" calcext:value-type="float">
            <text:p>6594342</text:p>
          </table:table-cell>
          <table:table-cell table:formula="of:=[.B87]-[.B86]" office:value-type="float" office:value="-20826" calcext:value-type="float">
            <text:p>-20826</text:p>
          </table:table-cell>
          <table:table-cell table:formula="of:=[.B87]/1000000" office:value-type="float" office:value="6.594342" calcext:value-type="float">
            <text:p>6,594342</text:p>
          </table:table-cell>
        </table:table-row>
      </table:table>
      <table:table table:name="Tabelle2" table:style-name="ta1">
        <table:table-column table:style-name="co1" table:default-cell-style-name="Default"/>
        <table:table-column table:style-name="co1" table:default-cell-style-name="ce4"/>
        <table:table-row table:style-name="ro1">
          <table:table-cell table:style-name="ce1" office:value-type="string" calcext:value-type="string">
            <text:p>Step</text:p>
          </table:table-cell>
          <table:table-cell table:style-name="ce3" office:value-type="string" calcext:value-type="string">
            <text:p>f in MH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float" office:value="3220" calcext:value-type="float">
            <text:p>3220</text:p>
          </table:table-cell>
          <table:table-cell/>
        </table:table-row>
        <table:table-row table:style-name="ro1"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4235000" calcext:value-type="float">
            <text:p>14.235.00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float" office:value="3900" calcext:value-type="float">
            <text:p>3900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float" office:value="4100" calcext:value-type="float">
            <text:p>4100</text:p>
          </table:table-cell>
          <table:table-cell/>
        </table:table-row>
        <table:table-row table:style-name="ro1">
          <table:table-cell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float" office:value="4300" calcext:value-type="float">
            <text:p>4300</text:p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/>
        </table:table-row>
        <table:table-row table:style-name="ro1">
          <table:table-cell office:value-type="float" office:value="4600" calcext:value-type="float">
            <text:p>4600</text:p>
          </table:table-cell>
          <table:table-cell/>
        </table:table-row>
        <table:table-row table:style-name="ro1">
          <table:table-cell office:value-type="float" office:value="4700" calcext:value-type="float">
            <text:p>4700</text:p>
          </table:table-cell>
          <table:table-cell/>
        </table:table-row>
        <table:table-row table:style-name="ro1">
          <table:table-cell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900" calcext:value-type="float">
            <text:p>4900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5100" calcext:value-type="float">
            <text:p>5100</text:p>
          </table:table-cell>
          <table:table-cell/>
        </table:table-row>
        <table:table-row table:style-name="ro1">
          <table:table-cell office:value-type="float" office:value="5200" calcext:value-type="float">
            <text:p>5200</text:p>
          </table:table-cell>
          <table:table-cell/>
        </table:table-row>
        <table:table-row table:style-name="ro1">
          <table:table-cell office:value-type="float" office:value="5300" calcext:value-type="float">
            <text:p>5300</text:p>
          </table:table-cell>
          <table:table-cell/>
        </table:table-row>
        <table:table-row table:style-name="ro1">
          <table:table-cell office:value-type="float" office:value="5400" calcext:value-type="float">
            <text:p>5400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/>
        </table:table-row>
        <table:table-row table:style-name="ro1">
          <table:table-cell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float" office:value="5700" calcext:value-type="float">
            <text:p>5700</text:p>
          </table:table-cell>
          <table:table-cell/>
        </table:table-row>
        <table:table-row table:style-name="ro1">
          <table:table-cell office:value-type="float" office:value="5800" calcext:value-type="float">
            <text:p>5800</text:p>
          </table:table-cell>
          <table:table-cell/>
        </table:table-row>
        <table:table-row table:style-name="ro1">
          <table:table-cell office:value-type="float" office:value="5900" calcext:value-type="float">
            <text:p>5900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float" office:value="6100" calcext:value-type="float">
            <text:p>6100</text:p>
          </table:table-cell>
          <table:table-cell/>
        </table:table-row>
        <table:table-row table:style-name="ro1">
          <table:table-cell office:value-type="float" office:value="6200" calcext:value-type="float">
            <text:p>6200</text:p>
          </table:table-cell>
          <table:table-cell/>
        </table:table-row>
        <table:table-row table:style-name="ro1">
          <table:table-cell office:value-type="float" office:value="6300" calcext:value-type="float">
            <text:p>6300</text:p>
          </table:table-cell>
          <table:table-cell/>
        </table:table-row>
        <table:table-row table:style-name="ro1">
          <table:table-cell office:value-type="float" office:value="6400" calcext:value-type="float">
            <text:p>6400</text:p>
          </table:table-cell>
          <table:table-cell/>
        </table:table-row>
        <table:table-row table:style-name="ro1">
          <table:table-cell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float" office:value="6600" calcext:value-type="float">
            <text:p>6600</text:p>
          </table:table-cell>
          <table:table-cell/>
        </table:table-row>
        <table:table-row table:style-name="ro1">
          <table:table-cell office:value-type="float" office:value="6700" calcext:value-type="float">
            <text:p>6700</text:p>
          </table:table-cell>
          <table:table-cell/>
        </table:table-row>
        <table:table-row table:style-name="ro1">
          <table:table-cell office:value-type="float" office:value="6800" calcext:value-type="float">
            <text:p>6800</text:p>
          </table:table-cell>
          <table:table-cell/>
        </table:table-row>
        <table:table-row table:style-name="ro1">
          <table:table-cell office:value-type="float" office:value="6900" calcext:value-type="float">
            <text:p>6900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float" office:value="7100" calcext:value-type="float">
            <text:p>7100</text:p>
          </table:table-cell>
          <table:table-cell/>
        </table:table-row>
        <table:table-row table:style-name="ro1">
          <table:table-cell office:value-type="float" office:value="7200" calcext:value-type="float">
            <text:p>7200</text:p>
          </table:table-cell>
          <table:table-cell/>
        </table:table-row>
        <table:table-row table:style-name="ro1">
          <table:table-cell office:value-type="float" office:value="7300" calcext:value-type="float">
            <text:p>7300</text:p>
          </table:table-cell>
          <table:table-cell/>
        </table:table-row>
        <table:table-row table:style-name="ro1">
          <table:table-cell office:value-type="float" office:value="7400" calcext:value-type="float">
            <text:p>7400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/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7075000" calcext:value-type="float">
            <text:p>7.075.000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/>
        </table:table-row>
        <table:table-row table:style-name="ro1">
          <table:table-cell office:value-type="float" office:value="7700" calcext:value-type="float">
            <text:p>7700</text:p>
          </table:table-cell>
          <table:table-cell/>
        </table:table-row>
        <table:table-row table:style-name="ro1">
          <table:table-cell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float" office:value="7900" calcext:value-type="float">
            <text:p>7900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float" office:value="8100" calcext:value-type="float">
            <text:p>8100</text:p>
          </table:table-cell>
          <table:table-cell/>
        </table:table-row>
        <table:table-row table:style-name="ro1">
          <table:table-cell office:value-type="float" office:value="8200" calcext:value-type="float">
            <text:p>8200</text:p>
          </table:table-cell>
          <table:table-cell/>
        </table:table-row>
        <table:table-row table:style-name="ro1">
          <table:table-cell office:value-type="float" office:value="8300" calcext:value-type="float">
            <text:p>8300</text:p>
          </table:table-cell>
          <table:table-cell/>
        </table:table-row>
        <table:table-row table:style-name="ro1" table:number-rows-repeated="104848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.00.0000</text:date>, <text:time style:data-style-name="N2" text:time-value="12:49:33.05319011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8:29:33.085479879</meta:creation-date>
    <dc:date>2020-12-06T12:52:38.147140941</dc:date>
    <meta:editing-duration>PT1H18M48S</meta:editing-duration>
    <meta:editing-cycles>26</meta:editing-cycles>
    <meta:generator>LibreOffice/6.1.5.2$Linux_X86_64 LibreOffice_project/10$Build-2</meta:generator>
    <meta:document-statistic meta:table-count="2" meta:cell-count="43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21cm" svg:y="0.316cm" chart:style-name="ch2">
          <text:p>Frequenzverlauf über die Steps</text:p>
        </chart:title>
        <chart:plot-area chart:style-name="ch3" table:cell-range-address="FrequencaMapping.A2:FrequencaMapping.A87 FrequencaMapping.D1:FrequencaMapping.D87" chart:data-source-has-labels="both" svg:x="1.331cm" svg:y="1.275cm" svg:width="14.349cm" svg:height="6.564cm">
          <chartooo:coordinate-region svg:x="1.952cm" svg:y="1.275cm" svg:width="13.728cm" svg:height="5.311cm"/>
          <chart:axis chart:dimension="x" chart:name="primary-x" chart:style-name="ch4" chartooo:axis-type="auto">
            <chartooo:date-scale/>
            <chart:title svg:x="8.038cm" svg:y="8.019cm" chart:style-name="ch5">
              <text:p>Steps</text:p>
            </chart:title>
            <chart:categories table:cell-range-address="FrequencaMapping.A2:FrequencaMapping.A87"/>
            <chart:grid chart:style-name="ch6" chart:class="major"/>
          </chart:axis>
          <chart:axis chart:dimension="y" chart:name="primary-y" chart:style-name="ch4">
            <chart:title svg:x="0.451cm" svg:y="5.17cm" chart:style-name="ch7">
              <text:p>f in Mhz</text:p>
            </chart:title>
            <chart:grid chart:style-name="ch6" chart:class="major"/>
          </chart:axis>
          <chart:series chart:style-name="ch8" chart:values-cell-range-address="FrequencaMapping.D2:FrequencaMapping.D87" chart:label-cell-address="FrequencaMapping.D1:FrequencaMapping.D1" chart:class="chart:line">
            <chart:data-point chart:repeated="8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 in Mhz</text:p>
                <draw:g>
                  <svg:desc>FrequencaMapping.D1:FrequencaMapping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requencaMapping.A2:FrequencaMapping.A87</svg:desc>
                </draw:g>
              </table:table-cell>
              <table:table-cell office:value-type="float" office:value="38.11831">
                <text:p>38.11831</text:p>
                <draw:g>
                  <svg:desc>FrequencaMapping.D2:FrequencaMapping.D8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8.136698">
                <text:p>38.1366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8.240854">
                <text:p>38.24085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8.228836">
                <text:p>38.22883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7.76736">
                <text:p>37.7673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5.733098">
                <text:p>35.73309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5.70105">
                <text:p>35.7010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4.4866">
                <text:p>34.486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3.23219">
                <text:p>33.2321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2.066825">
                <text:p>32.0668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0.848925">
                <text:p>30.84892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9.90345">
                <text:p>29.9034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8.9099">
                <text:p>28.909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7.98045">
                <text:p>27.9804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7.01895">
                <text:p>27.0189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6.12155">
                <text:p>26.1215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25.25366">
                <text:p>25.2536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4.406875">
                <text:p>24.40687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3.5896">
                <text:p>23.589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2.78835">
                <text:p>22.7883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1.97823">
                <text:p>21.97823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.2179">
                <text:p>21.217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0.54485">
                <text:p>20.5448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9.879618">
                <text:p>19.87961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9.26417">
                <text:p>19.2641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8.689737">
                <text:p>18.68973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8.100806">
                <text:p>18.10080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7.547932">
                <text:p>17.54793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7.026524">
                <text:p>17.02652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6.105652">
                <text:p>16.10565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6.093633">
                <text:p>16.09363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5.672968">
                <text:p>15.67296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5.239848">
                <text:p>15.239848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4.83782">
                <text:p>14.8378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4.4495">
                <text:p>14.449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4.07736">
                <text:p>14.0773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3.397088">
                <text:p>13.39708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3.42207">
                <text:p>13.42207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3.11465">
                <text:p>13.11465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2.82341">
                <text:p>12.8234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.531792">
                <text:p>12.531792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2.25711">
                <text:p>12.25711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2.01441">
                <text:p>12.01441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1.79598">
                <text:p>11.7959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1.56234">
                <text:p>11.56234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1.338895">
                <text:p>11.338895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1.112375">
                <text:p>11.112375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0.893945">
                <text:p>10.893945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0.689032">
                <text:p>10.689032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0.488408">
                <text:p>10.48840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.287776">
                <text:p>10.287776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10.100088">
                <text:p>10.100088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9.92272">
                <text:p>9.92272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9.757072">
                <text:p>9.757072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9.595272">
                <text:p>9.595272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9.433472">
                <text:p>9.43347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9.2689">
                <text:p>9.2689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9.1321">
                <text:p>9.1321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8.9872">
                <text:p>8.9872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8.8584">
                <text:p>8.858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8.730192">
                <text:p>8.730192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8.5847">
                <text:p>8.5847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8.472">
                <text:p>8.472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8.3432">
                <text:p>8.3432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8.211">
                <text:p>8.211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8.1178">
                <text:p>8.1178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8.0212">
                <text:p>8.0212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7.924793">
                <text:p>7.924793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7.814395">
                <text:p>7.814395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7.724568">
                <text:p>7.72456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7.636469">
                <text:p>7.636469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7.54837">
                <text:p>7.54837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7.368108">
                <text:p>7.368108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7.372172">
                <text:p>7.372172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7.300091">
                <text:p>7.300091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7.220001">
                <text:p>7.220001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7.135818">
                <text:p>7.135818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7.06783">
                <text:p>7.06783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6.995749">
                <text:p>6.995749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6.923668">
                <text:p>6.92366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.85707">
                <text:p>6.85707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6.795524">
                <text:p>6.795524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6.731452">
                <text:p>6.731452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6.675389">
                <text:p>6.675389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6.615168">
                <text:p>6.615168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6.594342">
                <text:p>6.5943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